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0e6a9" officeooo:paragraph-rsid="0010e6a9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20%" fo:text-indent="0cm" style:auto-text-indent="false"/>
      <style:text-properties fo:font-size="12pt"/>
    </style:style>
    <style:style style:name="P3" style:family="paragraph" style:parent-style-name="Standard">
      <style:paragraph-properties fo:margin-left="0cm" fo:margin-right="0cm" fo:margin-top="0cm" fo:margin-bottom="0.247cm" style:contextual-spacing="false" fo:line-height="120%" fo:text-indent="0cm" style:auto-text-indent="false"/>
      <style:text-properties fo:font-size="12pt" officeooo:paragraph-rsid="001f3dda"/>
    </style:style>
    <style:style style:name="P4" style:family="paragraph" style:parent-style-name="Standard">
      <style:text-properties style:font-name="Liberation Serif" fo:font-size="12pt"/>
    </style:style>
    <style:style style:name="P5" style:family="paragraph" style:parent-style-name="Standard">
      <style:paragraph-properties fo:line-height="150%" fo:text-align="center" style:justify-single-word="false"/>
      <style:text-properties officeooo:rsid="0010e6a9" officeooo:paragraph-rsid="0010e6a9"/>
    </style:style>
    <style:style style:name="P6" style:family="paragraph" style:parent-style-name="Standard">
      <style:paragraph-properties fo:margin-left="0.847cm" fo:margin-right="0cm" fo:margin-top="0cm" fo:margin-bottom="0.247cm" style:contextual-spacing="false" fo:line-height="120%" fo:text-indent="-0.847cm" style:auto-text-indent="false"/>
      <style:text-properties style:font-name="Liberation Serif" fo:font-size="12pt"/>
    </style:style>
    <style:style style:name="P7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-1.27cm" style:auto-text-indent="false" style:writing-mode="lr-tb"/>
      <style:text-properties style:font-name="Liberation Serif" fo:font-size="12pt"/>
    </style:style>
    <style:style style:name="P8" style:family="paragraph" style:parent-style-name="Standard" style:master-page-name="">
      <loext:graphic-properties draw:fill="none"/>
      <style:paragraph-properties fo:margin-left="1cm" fo:margin-right="0cm" fo:orphans="2" fo:widows="2" fo:text-indent="-1cm" style:auto-text-indent="false" style:page-number="auto" fo:background-color="transparent"/>
      <style:text-properties style:font-name="Liberation Serif" fo:font-size="12pt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20%" fo:text-indent="0cm" style:auto-text-indent="false"/>
      <style:text-properties style:font-name="Liberation Serif" fo:font-size="12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style="italic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Times New Roman" style:font-size-asian="12pt" style:font-name-complex="Times New Roman1"/>
    </style:style>
    <style:style style:name="T5" style:family="text">
      <style:text-properties officeooo:rsid="00230da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DAFTAR PUSTAKA</text:span><text:span text:style-name="T1">⁠⁠⁠⁠⁠⁠⁠⁠⁠⁠⁠</text:span></text:p>
      <text:p text:style-name="P1"/>
      <text:section text:style-name="Sect1" text:name="ADDIN Mendeley Bibliography CSL_BIBLIOGRAPHY  RNDPmcvs8Obk4">
        <text:p text:style-name="P6">Amalia, E., &amp; Supriatna, Y. (2017). Perancangan Sistem Informasi Administrasi Kependudukan Sebagai Pengembangan Egovernment. <text:span text:style-name="T3">Prosiding Seminar Ilmu Komputer Dan Teknologi Informasi</text:span>, <text:span text:style-name="T3">2</text:span>(1), 81–85.</text:p>
        <text:p text:style-name="P6">Anggraeni, E. Y. (2017). <text:span text:style-name="T3">Pengantar Sistem Informasi</text:span>. Andi publisher.</text:p>
        <text:p text:style-name="P6">Ayu, F., &amp; Permatasari, N. (2018). Perancangan Sistem Informasi Pengolahan Data Praktek Kerja Lapangan (Pkl) Pada Devisi Humas Pt. Pegadaian. <text:span text:style-name="T3">Intra-Tech</text:span>, <text:span text:style-name="T3">2</text:span>(2), 12–26.</text:p>
        <text:p text:style-name="P6">Hendini, A. (2016). Pemodelan Uml Sistem Informasi Monitoring Penjualan Dan Stok Barang. <text:span text:style-name="T3">Jurnal Khatulistiwa Informatika</text:span>, <text:span text:style-name="T3">2</text:span>(9), 107–116. https://doi.org/10.1017/CBO9781107415324.004</text:p>
        <text:p text:style-name="P6">Hermanto, B., &amp; Yusman, M. (2019). <text:span text:style-name="T3">© 2019 Ilmu Komputer Unila Publishing Network all right reserve Jurnal Komputasi SISTEM INFORMASI MANAJEMEN KEUANGAN PADA PT . HULU BALANG © 2019 Ilmu Komputer Unila Publishing Network all right reserve Jurnal Komputasi</text:span>. <text:span text:style-name="T3">7</text:span>(1), 17–26.</text:p>
        <text:p text:style-name="P6">Hidayatulloh, S., &amp; Mulyadi, C. (2015). Sistem pelayanan administrasi kependudukan desa Candigatak berbasis web. <text:span text:style-name="T3">Jurnal IT CIDA</text:span>, <text:span text:style-name="T3">1</text:span>(1), 42–55. http://journal.amikomsolo.ac.id/index.php/itcida/article/view/1</text:p>
        <text:p text:style-name="P6">Indonesia, P. R., &amp; Rakyat, D. P. (2013). UU Nomor 24 Tahun 2013 Administrasi Kependudukan. <text:span text:style-name="T3">UU Nomor 24 Tahun 2013 Administrasi Kependudukan</text:span>, 43.</text:p>
        <text:p text:style-name="P9">Kusumawati, E. A. F. (2020). <text:span text:style-name="T3">Buku Modul Kuliah Pendidikan Kewarganegaraan</text:span>. Zifatama jawara.</text:p>
        <text:p text:style-name="P6"><text:span text:style-name="T4">Lestari, K. C., &amp; Amri, A. M. (2020). Sistem Informasi Akuntansi (Beserta Contoh Penerapan Aplikasi Sia Sederhana Dalam UMKM). Deepublish.</text:span></text:p>
        <text:p text:style-name="P6">Luciana, P. (2019). No 1, Januari 2019 ISSN : 2614-3739 yang berjudul Sistem Informasi Administrasi Kependudukan Kelurahan Rembige Berbasis Web. <text:span text:style-name="T3">Jurnal Manajemen Informatika &amp; Sistem Informasi</text:span>, <text:span text:style-name="T3">2</text:span>.</text:p>
        <text:p text:style-name="P6">Muntihana, V., Informatika, J. T., Sains, F., &amp; Teknologi, D. A. N. (2017). <text:span text:style-name="T3">Analisa dan perancangan Sistem Informasi Berbasis Web Dan Android Pada Klinik Gigi Lisda</text:span>.</text:p>
        <text:p text:style-name="P6"><text:soft-page-break/>Nugroho, A. I. N. E. (2020). <text:span text:style-name="T3">manajemen sumber daya manusia</text:span>. Skopindo Media Pustaka.</text:p>
        <text:p text:style-name="P6">Nugroho, A., Safirman, M. R., &amp; Hendrawan. (2015). Perancangan Sistem Aplikasi Rekam Medik Pada Puskesmas Pakuan Baru Kota Jambi. <text:span text:style-name="T3">Jurnal Ilmiah Media Processor</text:span>, <text:span text:style-name="T3">10</text:span>(1), 406–412.</text:p>
        <text:p text:style-name="P6">Orlando, E. (2017). Aplikasi Pengajuan Cuti Pada Human Resource Management Menggunakan PHP dan MYSQL (Studi Kasus Pada PT. INTILOKA). Jurnal , 16(3), 275–284. <text:span text:style-name="T3">Ilmiah KOMPUTASI</text:span>.</text:p>
        <text:p text:style-name="P6">Pindo, S., &amp; Kurniawan, S. (2019). <text:span text:style-name="T3">Aplikasi Monitoring Berdasarkan Laporan Kegiatan Organisasi Perangkat Daerah ( OPD ) Kabupaten Pringsewu Studi Kasus pada Badan Perencanaan dan Pembangunan Daerah ( Bappeda )</text:span>.</text:p>
        <text:p text:style-name="P6">Purba, B. (2020). <text:span text:style-name="T3">Ekonomi Demografi</text:span> (Y. K. Menulis (ed.)).</text:p>
        <text:p text:style-name="P6">Rosidah;. (2018). Uml1. <text:span text:style-name="T3">Journal of Chemical Information and Modeling</text:span>, <text:span text:style-name="T3">53</text:span>(9), 8–24.</text:p>
        <text:p text:style-name="P6">Sa’ad, M. I. (2020). <text:span text:style-name="T3">otodidak web programing membuat website edutainment</text:span>. Alex Media Komputindo.</text:p>
        <text:p text:style-name="P6"><text:span text:style-name="T3">SI1512490417 - widuri</text:span>. (n.d.). http://widuri.raharja.info/index.php?title=SI1512490417#cite_note-Prayitno2015-52</text:p>
        <text:p text:style-name="P6">S<text:span text:style-name="T5">itohang</text:span>, H. T. (2019). <text:span text:style-name="T3">Sistem Informasi Pengagendaan Surat Berbasis Web Pada Pengadilan Tinggi Medan</text:span>. <text:span text:style-name="T3">3</text:span>(1), 6–9. https://doi.org/10.31227/osf.io/bhj5q</text:p>
        <text:p text:style-name="P6">Sukisno, &amp; Wuni, W. F. (2017). Analisa Dan Perancangan Sistem Informasi Tracking Acuan Quality Departemen Brushing Berbasis Web Di PT. Indotaichen Textile Industry. <text:span text:style-name="T3">Journal of Informatics Engineering</text:span>, <text:span text:style-name="T3">5</text:span>(1), 43–51. http://ejournal.unis.ac.id/index.php/jutis/article/view/6</text:p>
        <text:p text:style-name="P6">Supriadi, D. (2020). <text:span text:style-name="T3">Cara Cepat Membangun Website dari Nol: Studi Kasus : Web Dealer Motor</text:span>. Andi Offset.</text:p>
        <text:p text:style-name="P6">Suslatik, T. (2020). <text:span text:style-name="T3">Ilmu kewarganegaraan</text:span>. Ulet Kreatif Publisher.</text:p>
        <text:p text:style-name="P6">Widya, M. A. A., Agustiawan, Y., Fibrian, I. D., &amp; Muttaqin, Z. (2016). Upaya Peningkatan Pelayanan Administrasi Kependudukan Menggunakan Teknologi Informasi: Rancang Bangun Sistem Informasi di Desa Sumbermulyo Kecamatan Jogoroto Kabupaten Jombang. <text:span text:style-name="T3">Register: Jurnal </text:span><text:soft-page-break/><text:span text:style-name="T3">Ilmiah Teknologi Sistem Informasi</text:span>, <text:span text:style-name="T3">2</text:span>(2), 51. https://doi.org/10.26594/r.v2i2.547</text:p>
        <text:p text:style-name="P6">Wijoyo, H. (2021). <text:span text:style-name="T3">SISTEM INFORMASI MANAJEMEN</text:span>. Insan Cendekia Mandiri. https://books.google.co.id/books?id=CpwhEAAAQBAJ&amp;pg=PA16&amp;dq=definisi+informasi+dalam+sistem+informasi+manajemen+adalah+2021&amp;hl=jv&amp;sa=X&amp;ved=2ahUKEwi3kZ-W8IHwAhXzQ3wKHfmCDGcQ6AEwAnoECAQQAg#v=onepage&amp;q=definisi informasi dalam sistem informasi manajemen adal</text:p>
        <text:p text:style-name="P6">Wijoyo, M. H. (2021). <text:span text:style-name="T3">UMKM era digital new normal</text:span>. Insan Cedikia Mandiri.</text:p>
        <text:p text:style-name="P8">Yasir, A., &amp; Dharmawangsa, U. (2020). <text:span text:style-name="T3">Djtechno : Journal of Information Technology Research Djtechno : Journal of Information Technology Research</text:span>. <text:span text:style-name="T3">1</text:span>(2).</text:p>
        <text:p text:style-name="P4"/>
        <text:p text:style-name="P7"><text:span text:style-name="T4">Yulia, &amp; Fauzi, R. (2018). Sistem Informasi Manajemen. Diktat Sistem Informasi Manajemen Universitas Putera Batam, 93.</text:span></text:p>
        <text:p text:style-name="P4"/>
      </text:section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id" fo:country="ID" style:font-name-asian="Calibri1" style:font-family-asian="Calibri" style:font-family-generic-asian="system" style:font-pitch-asian="variable" style:font-size-asian="10pt" style:language-asian="id" style:country-asian="ID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>
      <style:text-properties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3T06:31:10.257000000</meta:creation-date>
    <dc:date>2021-05-04T08:36:38.567000000</dc:date>
    <meta:editing-duration>PT1H20S</meta:editing-duration>
    <meta:editing-cycles>17</meta:editing-cycles>
    <meta:generator>LibreOffice/7.0.1.2$Windows_x86 LibreOffice_project/7cbcfc562f6eb6708b5ff7d7397325de9e764452</meta:generator>
    <meta:document-statistic meta:table-count="0" meta:image-count="0" meta:object-count="0" meta:page-count="3" meta:paragraph-count="30" meta:word-count="574" meta:character-count="4443" meta:non-whitespace-character-count="3918"/>
    <meta:user-defined meta:name="Mendeley Citation Style_1">http://www.zotero.org/styles/apa</meta:user-defined>
    <meta:user-defined meta:name="Mendeley Document_1">True</meta:user-defined>
    <meta:user-defined meta:name="Mendeley Unique User Id_1">03dd33a8-2615-3c0a-bc2e-bbf868119e9a</meta:user-defined>
  </office:meta>
</office:document-meta>
</file>